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4997087131359327893" text:style-name="L1">
        <text:list-item>
          <text:p text:style-name="P2">Luneda</text:p>
          <text:list>
            <text:list-item>
              <text:p text:style-name="P3"/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>fuzzbutt is broken, displays both divs when completing quest. Tried to fix, now weird margins</text:p>
            </text:list-item>
          </text:list>
        </text:list-item>
        <text:list-item>
          <text:p text:style-name="P2">Kaprika</text:p>
          <text:list>
            <text:list-item>
              <text:p text:style-name="P3">The shop is broken.</text:p>
            </text:list-item>
            <text:list-item>
              <text:p text:style-name="P3">Make the conclude item event smoother</text:p>
            </text:list-item>
          </text:list>
        </text:list-item>
        <text:list-item>
          <text:p text:style-name="P2">AliNada</text:p>
          <text:list>
            <text:list-item>
              <text:p text:style-name="P3">MILO ignore button</text:p>
            </text:list-item>
            <text:list-item>
              <text:p text:style-name="P3">The gravesite</text:p>
            </text:list-item>
          </text:list>
        </text:list-item>
        <text:list-item>
          <text:p text:style-name="P2">General</text:p>
          <text:list>
            <text:list-item>
              <text:p text:style-name="P3">If you click on the same inventory item twice, it'll write the description twice</text:p>
            </text:list-item>
            <text:list-item>
              <text:p text:style-name="P3">If you click two conversation starting pres in a row, the text won't reset properly. Text has to finish writing before it'll let you do it properly</text:p>
            </text:list-item>
            <text:list-item>
              <text:p text:style-name="P3">Clicking skip doesn't always bring you back to your current location (noted above)</text:p>
            </text:list-item>
            <text:list-item>
              <text:p text:style-name="P3">Finish the complete list function, and add it onto all the right places</text:p>
            </text:list-item>
            <text:list-item>
              <text:p text:style-name="P3">Fix the way the planets are set up, sometimes they'll show other planets when you click return</text:p>
            </text:list-item>
            <text:list-item>
              <text:p text:style-name="P3">the writetext function is resetting all game text, should only reset elem</text:p>
            </text:list-item>
            <text:list-item>
              <text:p text:style-name="P3">fix the way that the return works</text:p>
            </text:list-item>
            <text:list-item>
              <text:p text:style-name="P3">all the planets are showing up when you go world to world</text:p>
            </text:list-item>
            <text:list-item>
              <text:p text:style-name="P3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07T22:00:43.51</dc:date>
    <meta:editing-duration>P4DT13H58M1S</meta:editing-duration>
    <meta:editing-cycles>24</meta:editing-cycles>
    <meta:generator>OpenOffice/4.1.1$Win32 OpenOffice.org_project/411m6$Build-9775</meta:generator>
    <meta:document-statistic meta:table-count="0" meta:image-count="0" meta:object-count="0" meta:page-count="1" meta:paragraph-count="20" meta:word-count="174" meta:character-count="923"/>
  </office:meta>
</office:document-meta>
</file>